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0.1244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efpoints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1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um_obj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num_gens</text:p>
          </table:table-cell>
          <table:table-cell office:value-type="string" calcext:value-type="string">
            <text:p>reference_point</text:p>
          </table:table-cell>
          <table:table-cell office:value-type="string" calcext:value-type="string">
            <text:p>iRVEA_R_IGD</text:p>
          </table:table-cell>
          <table:table-cell office:value-type="string" calcext:value-type="string">
            <text:p>iMOEA_D_R_IGD</text:p>
          </table:table-cell>
          <table:table-cell office:value-type="string" calcext:value-type="string">
            <text:p>iRVEA_N_Ss</text:p>
          </table:table-cell>
          <table:table-cell office:value-type="string" calcext:value-type="string">
            <text:p>iMOEA_D_N_Ss</text:p>
          </table:table-cell>
          <table:table-cell office:value-type="string" calcext:value-type="string">
            <text:p>iRVEA_FEs</text:p>
          </table:table-cell>
          <table:table-cell office:value-type="string" calcext:value-type="string">
            <text:p>iMOEA_D_F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51937867e-17 0.00000000e+00 0.00000000e+00 1.00392119e+00]</text:p>
          </table:table-cell>
          <table:table-cell office:value-type="float" office:value="0.00833265030349869" calcext:value-type="float">
            <text:p>0.008332650303499</text:p>
          </table:table-cell>
          <table:table-cell office:value-type="float" office:value="0.003260286006113" calcext:value-type="float">
            <text:p>0.003260286006113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89704" calcext:value-type="float">
            <text:p>89704</text:p>
          </table:table-cell>
          <table:table-cell office:value-type="float" office:value="96000" calcext:value-type="float">
            <text:p>96000</text:p>
          </table:table-cell>
          <table:table-cell table:formula="of:=SUM([.F2:.F5])" office:value-type="float" office:value="0.0565078127250331" calcext:value-type="float">
            <text:p>0.0565</text:p>
          </table:table-cell>
          <table:table-cell table:formula="of:=SUM([.G2:.G5])" office:value-type="float" office:value="0.0275899721609134" calcext:value-type="float">
            <text:p>0.0276</text:p>
          </table:table-cell>
          <table:table-cell table:formula="of:=SUM([.H2:.H5])" office:value-type="float" office:value="322" calcext:value-type="float">
            <text:p>322</text:p>
          </table:table-cell>
          <table:table-cell table:formula="of:=SUM([.I2:.I5])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82585703e-34 1.00212897e+00 0.00000000e+00 0.00000000e+00]</text:p>
          </table:table-cell>
          <table:table-cell office:value-type="float" office:value="0.00827244136607039" calcext:value-type="float">
            <text:p>0.00827244136607</text:p>
          </table:table-cell>
          <table:table-cell office:value-type="float" office:value="0.0031623421735746" calcext:value-type="float">
            <text:p>0.003162342173575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88928" calcext:value-type="float">
            <text:p>88928</text:p>
          </table:table-cell>
          <table:table-cell office:value-type="float" office:value="96000" calcext:value-type="float">
            <text:p>96000</text:p>
          </table:table-cell>
          <table:table-cell table:formula="of:=STDEV([.F2:.F5])" office:value-type="float" office:value="0.0116943384224681" calcext:value-type="float">
            <text:p>0.0117</text:p>
          </table:table-cell>
          <table:table-cell table:formula="of:=STDEV([.G2:.G5])" office:value-type="float" office:value="0.00736759672762223" calcext:value-type="float">
            <text:p>0.0074</text:p>
          </table:table-cell>
          <table:table-cell table:formula="of:=STDEV([.H2:.H5])" office:value-type="float" office:value="16.9803808359334" calcext:value-type="float">
            <text:p>17</text:p>
          </table:table-cell>
          <table:table-cell table:formula="of:=STDEV([.I2:.I5])" office:value-type="float" office:value="4.54606056566195" calcext:value-type="float">
            <text:p>5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00143304 0. <text:s text:c="8"/>0. <text:s text:c="8"/>0. <text:s text:c="7"/>]</text:p>
          </table:table-cell>
          <table:table-cell office:value-type="float" office:value="0.00823436524077948" calcext:value-type="float">
            <text:p>0.008234365240779</text:p>
          </table:table-cell>
          <table:table-cell office:value-type="float" office:value="0.00321861981468059" calcext:value-type="float">
            <text:p>0.003218619814681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91592" calcext:value-type="float">
            <text:p>91592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82585703e-34 8.35777926e-01 5.57185284e-01 0.00000000e+00]</text:p>
          </table:table-cell>
          <table:table-cell office:value-type="float" office:value="0.0316683558146846" calcext:value-type="float">
            <text:p>0.031668355814685</text:p>
          </table:table-cell>
          <table:table-cell office:value-type="float" office:value="0.0179487241665452" calcext:value-type="float">
            <text:p>0.017948724166545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74648" calcext:value-type="float">
            <text:p>74648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61487012e-01 5.95056522e-01 5.95056522e-01 2.22044605e-16]</text:p>
          </table:table-cell>
          <table:table-cell office:value-type="float" office:value="0.027874325065314" calcext:value-type="float">
            <text:p>0.027874325065314</text:p>
          </table:table-cell>
          <table:table-cell office:value-type="float" office:value="0.0226620352266362" calcext:value-type="float">
            <text:p>0.022662035226636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89088" calcext:value-type="float">
            <text:p>89088</text:p>
          </table:table-cell>
          <table:table-cell office:value-type="float" office:value="96000" calcext:value-type="float">
            <text:p>96000</text:p>
          </table:table-cell>
          <table:table-cell table:formula="of:=SUM([.F6:.F8])" office:value-type="float" office:value="0.0894161695231822" calcext:value-type="float">
            <text:p>0.0894</text:p>
          </table:table-cell>
          <table:table-cell table:formula="of:=SUM([.G6:.G8])" office:value-type="float" office:value="0.076048824127839" calcext:value-type="float">
            <text:p>0.0760</text:p>
          </table:table-cell>
          <table:table-cell table:formula="of:=SUM([.H6:.H8])" office:value-type="float" office:value="324" calcext:value-type="float">
            <text:p>324</text:p>
          </table:table-cell>
          <table:table-cell table:formula="of:=SUM([.I6:.I8])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08452702e-01 6.41896501e-01 6.41896501e-01 2.22044605e-16]</text:p>
          </table:table-cell>
          <table:table-cell office:value-type="float" office:value="0.0309794136494528" calcext:value-type="float">
            <text:p>0.030979413649453</text:p>
          </table:table-cell>
          <table:table-cell office:value-type="float" office:value="0.0270393200278612" calcext:value-type="float">
            <text:p>0.027039320027861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9120" calcext:value-type="float">
            <text:p>99120</text:p>
          </table:table-cell>
          <table:table-cell office:value-type="float" office:value="96000" calcext:value-type="float">
            <text:p>96000</text:p>
          </table:table-cell>
          <table:table-cell table:formula="of:=STDEV([.F6:.F8])" office:value-type="float" office:value="0.00168529731754582" calcext:value-type="float">
            <text:p>0.0017</text:p>
          </table:table-cell>
          <table:table-cell table:formula="of:=STDEV([.G6:.G8])" office:value-type="float" office:value="0.00235307250969572" calcext:value-type="float">
            <text:p>0.0024</text:p>
          </table:table-cell>
          <table:table-cell table:formula="of:=STDEV([.H6:.H8])" office:value-type="float" office:value="6.2449979983984" calcext:value-type="float">
            <text:p>6</text:p>
          </table:table-cell>
          <table:table-cell table:formula="of:=STDEV([.I6:.I8])" office:value-type="float" office:value="3.46410161513775" calcext:value-type="float">
            <text:p>3</text:p>
          </table:table-cell>
        </table:table-row>
        <table:table-row table:style-name="ro1">
          <table:table-cell office:value-type="string" calcext:value-type="string">
            <text:p>DTLZ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08688343e-01 6.42059156e-01 6.42059156e-01 2.22044605e-16]</text:p>
          </table:table-cell>
          <table:table-cell office:value-type="float" office:value="0.0305624308084153" calcext:value-type="float">
            <text:p>0.030562430808415</text:p>
          </table:table-cell>
          <table:table-cell office:value-type="float" office:value="0.0263474688733416" calcext:value-type="float">
            <text:p>0.026347468873342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67215654e-16 0.00000000e+00 5.75383311e-15 9.40685053e+01]</text:p>
          </table:table-cell>
          <table:table-cell office:value-type="float" office:value="0.0117253617204255" calcext:value-type="float">
            <text:p>0.011725361720426</text:p>
          </table:table-cell>
          <table:table-cell office:value-type="float" office:value="0.0794962866259424" calcext:value-type="float">
            <text:p>0.07949628662594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5640" calcext:value-type="float">
            <text:p>75640</text:p>
          </table:table-cell>
          <table:table-cell office:value-type="float" office:value="96000" calcext:value-type="float">
            <text:p>96000</text:p>
          </table:table-cell>
          <table:table-cell table:formula="of:=SUM([.F9:.F12])" office:value-type="float" office:value="0.190481016274102" calcext:value-type="float">
            <text:p>0.1905</text:p>
          </table:table-cell>
          <table:table-cell table:formula="of:=SUM([.G9:.G12])" office:value-type="float" office:value="2.27105561875595" calcext:value-type="float">
            <text:p>2.2711</text:p>
          </table:table-cell>
          <table:table-cell table:formula="of:=SUM([.H9:.H12])" office:value-type="float" office:value="37" calcext:value-type="float">
            <text:p>37</text:p>
          </table:table-cell>
          <table:table-cell table:formula="of:=SUM([.I9:.I12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96479185e-32 3.74284070e+01 0.00000000e+00 0.00000000e+00]</text:p>
          </table:table-cell>
          <table:table-cell office:value-type="float" office:value="0.00759113810604624" calcext:value-type="float">
            <text:p>0.007591138106046</text:p>
          </table:table-cell>
          <table:table-cell office:value-type="float" office:value="1.94306975677396" calcext:value-type="float">
            <text:p>1.94306975677396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float" office:value="91240" calcext:value-type="float">
            <text:p>91240</text:p>
          </table:table-cell>
          <table:table-cell office:value-type="float" office:value="96000" calcext:value-type="float">
            <text:p>96000</text:p>
          </table:table-cell>
          <table:table-cell table:formula="of:=STDEV([.F9:.F12])" office:value-type="float" office:value="0.0438858051390894" calcext:value-type="float">
            <text:p>0.0439</text:p>
          </table:table-cell>
          <table:table-cell table:formula="of:=STDEV([.G9:.G12])" office:value-type="float" office:value="0.917113357180695" calcext:value-type="float">
            <text:p>0.9171</text:p>
          </table:table-cell>
          <table:table-cell table:formula="of:=STDEV([.H9:.H12])" office:value-type="float" office:value="6.84957419601151" calcext:value-type="float">
            <text:p>7</text:p>
          </table:table-cell>
          <table:table-cell table:formula="of:=STDEV([.I9:.I12])" office:value-type="float" office:value="41.8359892915179" calcext:value-type="float">
            <text:p>42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96479185e-32 0.00000000e+00 1.11244611e+01 4.44978445e+01]</text:p>
          </table:table-cell>
          <table:table-cell office:value-type="float" office:value="0.0871460257459607" calcext:value-type="float">
            <text:p>0.087146025745961</text:p>
          </table:table-cell>
          <table:table-cell office:value-type="float" office:value="0.124901225506543" calcext:value-type="float">
            <text:p>0.124901225506543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3200" calcext:value-type="float">
            <text:p>53200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6.70991657e-33 0.00000000e+00 2.22303642e+00 8.89214569e+00]</text:p>
          </table:table-cell>
          <table:table-cell office:value-type="float" office:value="0.0840184907016693" calcext:value-type="float">
            <text:p>0.084018490701669</text:p>
          </table:table-cell>
          <table:table-cell office:value-type="float" office:value="0.123588349849511" calcext:value-type="float">
            <text:p>0.123588349849511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1.00340870e+00]</text:p>
          </table:table-cell>
          <table:table-cell office:value-type="float" office:value="0.0298441541917463" calcext:value-type="float">
            <text:p>0.029844154191746</text:p>
          </table:table-cell>
          <table:table-cell office:value-type="float" office:value="0.0794497498000045" calcext:value-type="float">
            <text:p>0.079449749800005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95208" calcext:value-type="float">
            <text:p>95208</text:p>
          </table:table-cell>
          <table:table-cell office:value-type="float" office:value="96000" calcext:value-type="float">
            <text:p>96000</text:p>
          </table:table-cell>
          <table:table-cell table:formula="of:=SUM([.F13:.F15])" office:value-type="float" office:value="0.0905804366730651" calcext:value-type="float">
            <text:p>0.0906</text:p>
          </table:table-cell>
          <table:table-cell table:formula="of:=SUM([.G13:.G15])" office:value-type="float" office:value="0.239798044957533" calcext:value-type="float">
            <text:p>0.2398</text:p>
          </table:table-cell>
          <table:table-cell table:formula="of:=SUM([.H13:.H15])" office:value-type="float" office:value="274" calcext:value-type="float">
            <text:p>274</text:p>
          </table:table-cell>
          <table:table-cell table:formula="of:=SUM([.I13:.I15])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1.00340698e+00]</text:p>
          </table:table-cell>
          <table:table-cell office:value-type="float" office:value="0.0304173559062077" calcext:value-type="float">
            <text:p>0.030417355906208</text:p>
          </table:table-cell>
          <table:table-cell office:value-type="float" office:value="0.0802581750393271" calcext:value-type="float">
            <text:p>0.080258175039327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formula="of:=STDEV([.F13:.F15])" office:value-type="float" office:value="0.000306501048037235" calcext:value-type="float">
            <text:p>0.0003</text:p>
          </table:table-cell>
          <table:table-cell table:formula="of:=STDEV([.G13:.G15])" office:value-type="float" office:value="0.000426588788826794" calcext:value-type="float">
            <text:p>0.0004</text:p>
          </table:table-cell>
          <table:table-cell table:formula="of:=STDEV([.H13:.H15])" office:value-type="float" office:value="36.8284310463171" calcext:value-type="float">
            <text:p>37</text:p>
          </table:table-cell>
          <table:table-cell table:formula="of:=STDEV([.I13:.I15])" office:value-type="float" office:value="19.6044212700435" calcext:value-type="float">
            <text:p>20</text:p>
          </table:table-cell>
        </table:table-row>
        <table:table-row table:style-name="ro1">
          <table:table-cell office:value-type="string" calcext:value-type="string">
            <text:p>DTLZ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1.00018697e+00]</text:p>
          </table:table-cell>
          <table:table-cell office:value-type="float" office:value="0.0303189265751111" calcext:value-type="float">
            <text:p>0.030318926575111</text:p>
          </table:table-cell>
          <table:table-cell office:value-type="float" office:value="0.0800901201182016" calcext:value-type="float">
            <text:p>0.080090120118202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75013534e-17 4.73082012e-17 2.28523814e-17 1.00207403e+00]</text:p>
          </table:table-cell>
          <table:table-cell office:value-type="float" office:value="0.00822618254740687" calcext:value-type="float">
            <text:p>0.008226182547407</text:p>
          </table:table-cell>
          <table:table-cell office:value-type="float" office:value="0.050607698289431" calcext:value-type="float">
            <text:p>0.050607698289431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4208" calcext:value-type="float">
            <text:p>94208</text:p>
          </table:table-cell>
          <table:table-cell office:value-type="float" office:value="96000" calcext:value-type="float">
            <text:p>96000</text:p>
          </table:table-cell>
          <table:table-cell table:formula="of:=SUM([.F16:.F19])" office:value-type="float" office:value="0.336151190652571" calcext:value-type="float">
            <text:p>0.3362</text:p>
          </table:table-cell>
          <table:table-cell table:formula="of:=SUM([.G16:.G19])" office:value-type="float" office:value="2.39135211651829" calcext:value-type="float">
            <text:p>2.3914</text:p>
          </table:table-cell>
          <table:table-cell table:formula="of:=SUM([.H16:.H19])" office:value-type="float" office:value="386" calcext:value-type="float">
            <text:p>386</text:p>
          </table:table-cell>
          <table:table-cell table:formula="of:=SUM([.I16:.I19]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41510407e-018 1.00091740e+000 1.11271814e-023 9.57642842e-141]</text:p>
          </table:table-cell>
          <table:table-cell office:value-type="float" office:value="0.00821560808814633" calcext:value-type="float">
            <text:p>0.008215608088146</text:p>
          </table:table-cell>
          <table:table-cell office:value-type="float" office:value="1.94306975677396" calcext:value-type="float">
            <text:p>1.9430697567739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7912" calcext:value-type="float">
            <text:p>87912</text:p>
          </table:table-cell>
          <table:table-cell office:value-type="float" office:value="96000" calcext:value-type="float">
            <text:p>96000</text:p>
          </table:table-cell>
          <table:table-cell table:formula="of:=STDEV([.F16:.F19])" office:value-type="float" office:value="0.151735263425497" calcext:value-type="float">
            <text:p>0.1517</text:p>
          </table:table-cell>
          <table:table-cell table:formula="of:=STDEV([.G16:.G19])" office:value-type="float" office:value="0.913603160158681" calcext:value-type="float">
            <text:p>0.9136</text:p>
          </table:table-cell>
          <table:table-cell table:formula="of:=STDEV([.H16:.H19])" office:value-type="float" office:value="16.5428735915701" calcext:value-type="float">
            <text:p>17</text:p>
          </table:table-cell>
          <table:table-cell table:formula="of:=STDEV([.I16:.I19])" office:value-type="float" office:value="18.6726180988812" calcext:value-type="float">
            <text:p>19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826144 0.3826144 0.3826144 0.7652288]</text:p>
          </table:table-cell>
          <table:table-cell office:value-type="float" office:value="0.311640667277421" calcext:value-type="float">
            <text:p>0.311640667277421</text:p>
          </table:table-cell>
          <table:table-cell office:value-type="float" office:value="0.394412958110462" calcext:value-type="float">
            <text:p>0.39441295811046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91096" calcext:value-type="float">
            <text:p>91096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82805596e-033 9.39943464e-039 1.00000005e+000 9.57642842e-141]</text:p>
          </table:table-cell>
          <table:table-cell office:value-type="float" office:value="0.00806873273959734" calcext:value-type="float">
            <text:p>0.008068732739597</text:p>
          </table:table-cell>
          <table:table-cell office:value-type="float" office:value="0.00326170334444041" calcext:value-type="float">
            <text:p>0.00326170334444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92688" calcext:value-type="float">
            <text:p>92688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5160508 0.35160508 0.35160508 0.72969628]</text:p>
          </table:table-cell>
          <table:table-cell office:value-type="float" office:value="0.302172360141962" calcext:value-type="float">
            <text:p>0.302172360141962</text:p>
          </table:table-cell>
          <table:table-cell office:value-type="float" office:value="0.321001439508726" calcext:value-type="float">
            <text:p>0.321001439508726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84928" calcext:value-type="float">
            <text:p>84928</text:p>
          </table:table-cell>
          <table:table-cell office:value-type="float" office:value="96000" calcext:value-type="float">
            <text:p>96000</text:p>
          </table:table-cell>
          <table:table-cell table:formula="of:=SUM([.F20:.F22])" office:value-type="float" office:value="1.09982632097193" calcext:value-type="float">
            <text:p>1.0998</text:p>
          </table:table-cell>
          <table:table-cell table:formula="of:=SUM([.G20:.G22])" office:value-type="float" office:value="0.960062250497617" calcext:value-type="float">
            <text:p>0.9601</text:p>
          </table:table-cell>
          <table:table-cell table:formula="of:=SUM([.H20:.H22])" office:value-type="float" office:value="292" calcext:value-type="float">
            <text:p>292</text:p>
          </table:table-cell>
          <table:table-cell table:formula="of:=SUM([.I20:.I22]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5151262 0.35151262 0.35151262 0.7295229 ]</text:p>
          </table:table-cell>
          <table:table-cell office:value-type="float" office:value="0.398794841250654" calcext:value-type="float">
            <text:p>0.398794841250654</text:p>
          </table:table-cell>
          <table:table-cell office:value-type="float" office:value="0.319487272032733" calcext:value-type="float">
            <text:p>0.319487272032733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formula="of:=STDEV([.F20:.F22])" office:value-type="float" office:value="0.0558035802880667" calcext:value-type="float">
            <text:p>0.0558</text:p>
          </table:table-cell>
          <table:table-cell table:formula="of:=STDEV([.G20:.G22])" office:value-type="float" office:value="0.000850396487474735" calcext:value-type="float">
            <text:p>0.0009</text:p>
          </table:table-cell>
          <table:table-cell table:formula="of:=STDEV([.H20:.H22])" office:value-type="float" office:value="12.8582010146573" calcext:value-type="float">
            <text:p>13</text:p>
          </table:table-cell>
          <table:table-cell table:formula="of:=STDEV([.I20:.I22])" office:value-type="float" office:value="9.16515138991168" calcext:value-type="float">
            <text:p>9</text:p>
          </table:table-cell>
        </table:table-row>
        <table:table-row table:style-name="ro1">
          <table:table-cell office:value-type="string" calcext:value-type="string">
            <text:p>DTLZ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5151262 0.35151262 0.35151262 0.7295229 ]</text:p>
          </table:table-cell>
          <table:table-cell office:value-type="float" office:value="0.398859119579318" calcext:value-type="float">
            <text:p>0.398859119579318</text:p>
          </table:table-cell>
          <table:table-cell office:value-type="float" office:value="0.319573538956158" calcext:value-type="float">
            <text:p>0.319573538956158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99200" calcext:value-type="float">
            <text:p>99200</text:p>
          </table:table-cell>
          <table:table-cell office:value-type="float" office:value="96000" calcext:value-type="float">
            <text:p>96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5.60876135e-18 1.43692527e-17 2.99352342e-17 3.50837956e-17</text:p>
            <text:p> 0.00000000e+00 3.11248128e-17 1.00275703e+00]</text:p>
          </table:table-cell>
          <table:table-cell office:value-type="float" office:value="0.0247656146899036" calcext:value-type="float">
            <text:p>0.024765614689904</text:p>
          </table:table-cell>
          <table:table-cell office:value-type="float" office:value="0.0278628709921109" calcext:value-type="float">
            <text:p>0.02786287099211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11244" calcext:value-type="float">
            <text:p>111244</text:p>
          </table:table-cell>
          <table:table-cell office:value-type="float" office:value="117600" calcext:value-type="float">
            <text:p>117600</text:p>
          </table:table-cell>
          <table:table-cell table:formula="of:=SUM([.F23:.F26])" office:value-type="float" office:value="0.228842112448504" calcext:value-type="float">
            <text:p>0.2288</text:p>
          </table:table-cell>
          <table:table-cell table:formula="of:=SUM([.G23:.G26])" office:value-type="float" office:value="0.223717046896048" calcext:value-type="float">
            <text:p>0.2237</text:p>
          </table:table-cell>
          <table:table-cell table:formula="of:=SUM([.H23:.H26])" office:value-type="float" office:value="350" calcext:value-type="float">
            <text:p>350</text:p>
          </table:table-cell>
          <table:table-cell table:formula="of:=SUM([.I23:.I26])"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5.55863687e-53 0.00000000e+00 0.00000000e+00 1.00222395e+00</text:p>
            <text:p> 0.00000000e+00 0.00000000e+00 0.00000000e+00]</text:p>
          </table:table-cell>
          <table:table-cell office:value-type="float" office:value="0.0243542308085152" calcext:value-type="float">
            <text:p>0.024354230808515</text:p>
          </table:table-cell>
          <table:table-cell office:value-type="float" office:value="0.0270499786425542" calcext:value-type="float">
            <text:p>0.02704997864255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14492" calcext:value-type="float">
            <text:p>114492</text:p>
          </table:table-cell>
          <table:table-cell office:value-type="float" office:value="117600" calcext:value-type="float">
            <text:p>117600</text:p>
          </table:table-cell>
          <table:table-cell table:formula="of:=STDEV([.F23:.F26])" office:value-type="float" office:value="0.0651368859011855" calcext:value-type="float">
            <text:p>0.0651</text:p>
          </table:table-cell>
          <table:table-cell table:formula="of:=STDEV([.G23:.G26])" office:value-type="float" office:value="0.0571042501297568" calcext:value-type="float">
            <text:p>0.0571</text:p>
          </table:table-cell>
          <table:table-cell table:formula="of:=STDEV([.H23:.H26])" office:value-type="float" office:value="1.73205080756888" calcext:value-type="float">
            <text:p>2</text:p>
          </table:table-cell>
          <table:table-cell table:formula="of:=STDEV([.I23:.I26])" office:value-type="float" office:value="1.73205080756888" calcext:value-type="float">
            <text:p>2</text:p>
          </table:table-cell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0.31125303 0.9337591  0.31125303 0.         0.         0.</text:p>
            <text:p> 0.        ]</text:p>
          </table:table-cell>
          <table:table-cell office:value-type="float" office:value="0.154915376127246" calcext:value-type="float">
            <text:p>0.154915376127246</text:p>
          </table:table-cell>
          <table:table-cell office:value-type="float" office:value="0.141584027531359" calcext:value-type="float">
            <text:p>0.14158402753135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3566" calcext:value-type="float">
            <text:p>83566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5.55863687e-53 1.00023627e+00 0.00000000e+00 0.00000000e+00</text:p>
            <text:p> 0.00000000e+00 0.00000000e+00 0.00000000e+00]</text:p>
          </table:table-cell>
          <table:table-cell office:value-type="float" office:value="0.0248068908228387" calcext:value-type="float">
            <text:p>0.024806890822839</text:p>
          </table:table-cell>
          <table:table-cell office:value-type="float" office:value="0.0272201697300237" calcext:value-type="float">
            <text:p>0.027220169730024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21282" calcext:value-type="float">
            <text:p>121282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45188736e-01 8.48471540e-01 2.45188736e-01 2.22044605e-16</text:p>
            <text:p> 2.22044605e-16 2.22044605e-16 2.22044605e-16]</text:p>
          </table:table-cell>
          <table:table-cell office:value-type="float" office:value="0.0972333929938333" calcext:value-type="float">
            <text:p>0.097233392993833</text:p>
          </table:table-cell>
          <table:table-cell office:value-type="float" office:value="0.0942517491681354" calcext:value-type="float">
            <text:p>0.09425174916813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22668" calcext:value-type="float">
            <text:p>122668</text:p>
          </table:table-cell>
          <table:table-cell office:value-type="float" office:value="117600" calcext:value-type="float">
            <text:p>117600</text:p>
          </table:table-cell>
          <table:table-cell table:formula="of:=SUM([.F27:.F29])" office:value-type="float" office:value="0.374509107765828" calcext:value-type="float">
            <text:p>0.3745</text:p>
          </table:table-cell>
          <table:table-cell table:formula="of:=SUM([.G27:.G29])" office:value-type="float" office:value="0.281419475135083" calcext:value-type="float">
            <text:p>0.2814</text:p>
          </table:table-cell>
          <table:table-cell table:formula="of:=SUM([.H27:.H29])" office:value-type="float" office:value="263" calcext:value-type="float">
            <text:p>263</text:p>
          </table:table-cell>
          <table:table-cell table:formula="of:=SUM([.I27:.I29])"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DTLZ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85001558e-01 8.88165440e-01 2.85001558e-01 2.22044605e-16</text:p>
            <text:p> 2.22044605e-16 2.22044605e-16 2.22044605e-16]</text:p>
          </table:table-cell>
          <table:table-cell office:value-type="float" office:value="0.138991363624324" calcext:value-type="float">
            <text:p>0.138991363624324</text:p>
          </table:table-cell>
          <table:table-cell office:value-type="float" office:value="0.0942766773294428" calcext:value-type="float">
            <text:p>0.09427667732944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7600" calcext:value-type="float">
            <text:p>117600</text:p>
          </table:table-cell>
          <table:table-cell table:formula="of:=STDEV([.F27:.F29])" office:value-type="float" office:value="0.0239074923513084" calcext:value-type="float">
            <text:p>0.0239</text:p>
          </table:table-cell>
          <table:table-cell table:formula="of:=STDEV([.G27:.G29])" office:value-type="float" office:value="0.000792894929903922" calcext:value-type="float">
            <text:p>0.0008</text:p>
          </table:table-cell>
          <table:table-cell table:formula="of:=STDEV([.H27:.H29])" office:value-type="float" office:value="0.577350269189626" calcext:value-type="float">
            <text:p>1</text:p>
          </table:table-cell>
          <table:table-cell table:formula="of:=STDEV([.I27:.I29])" office:value-type="float" office:value="0.577350269189626" calcext:value-type="float">
            <text:p>1</text:p>
          </table:table-cell>
        </table:table-row>
        <table:table-row table:style-name="ro2">
          <table:table-cell office:value-type="string" calcext:value-type="string">
            <text:p>DTLZ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84927821e-01 8.88000246e-01 2.84927821e-01 2.22044605e-16</text:p>
            <text:p> 2.22044605e-16 2.22044605e-16 2.22044605e-16]</text:p>
          </table:table-cell>
          <table:table-cell office:value-type="float" office:value="0.138284351147671" calcext:value-type="float">
            <text:p>0.138284351147671</text:p>
          </table:table-cell>
          <table:table-cell office:value-type="float" office:value="0.0928910486375053" calcext:value-type="float">
            <text:p>0.09289104863750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19003414e-33 2.56514439e-31 1.12127830e-32 0.00000000e+00</text:p>
            <text:p> 2.93360674e-17 6.85577359e+01 0.00000000e+00]</text:p>
          </table:table-cell>
          <table:table-cell office:value-type="float" office:value="0.0312789568040335" calcext:value-type="float">
            <text:p>0.031278956804034</text:p>
          </table:table-cell>
          <table:table-cell office:value-type="float" office:value="2.59065940483487" calcext:value-type="float">
            <text:p>2.59065940483487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3864" calcext:value-type="float">
            <text:p>73864</text:p>
          </table:table-cell>
          <table:table-cell office:value-type="float" office:value="117600" calcext:value-type="float">
            <text:p>117600</text:p>
          </table:table-cell>
          <table:table-cell table:formula="of:=SUM([.F30:.F33])" office:value-type="float" office:value="0.258508551774707" calcext:value-type="float">
            <text:p>0.2585</text:p>
          </table:table-cell>
          <table:table-cell table:formula="of:=SUM([.G30:.G33])" office:value-type="float" office:value="10.4885515564333" calcext:value-type="float">
            <text:p>10.4886</text:p>
          </table:table-cell>
          <table:table-cell table:formula="of:=SUM([.H30:.H33])" office:value-type="float" office:value="288" calcext:value-type="float">
            <text:p>288</text:p>
          </table:table-cell>
          <table:table-cell table:formula="of:=SUM([.I30:.I33])" office:value-type="float" office:value="338" calcext:value-type="float">
            <text:p>338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4.94868353e-34 0.00000000e+00 0.00000000e+00 0.00000000e+00</text:p>
            <text:p> 4.45151265e+01 0.00000000e+00 0.00000000e+00]</text:p>
          </table:table-cell>
          <table:table-cell office:value-type="float" office:value="0.0278583264406416" calcext:value-type="float">
            <text:p>0.027858326440642</text:p>
          </table:table-cell>
          <table:table-cell office:value-type="float" office:value="2.59065940483487" calcext:value-type="float">
            <text:p>2.5906594048348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01220" calcext:value-type="float">
            <text:p>101220</text:p>
          </table:table-cell>
          <table:table-cell office:value-type="float" office:value="117600" calcext:value-type="float">
            <text:p>117600</text:p>
          </table:table-cell>
          <table:table-cell table:formula="of:=STDEV([.F30:.F33])" office:value-type="float" office:value="0.0608920561005677" calcext:value-type="float">
            <text:p>0.0609</text:p>
          </table:table-cell>
          <table:table-cell table:formula="of:=STDEV([.G30:.G33])" office:value-type="float" office:value="0.0434121981955637" calcext:value-type="float">
            <text:p>0.0434</text:p>
          </table:table-cell>
          <table:table-cell table:formula="of:=STDEV([.H30:.H33])" office:value-type="float" office:value="15.8954920234218" calcext:value-type="float">
            <text:p>16</text:p>
          </table:table-cell>
          <table:table-cell table:formula="of:=STDEV([.I30:.I33])" office:value-type="float" office:value="0.577350269189626" calcext:value-type="float">
            <text:p>1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0.67415615 20.67415615 62.02246845  0.          0.          0.</text:p>
            <text:p>  0.        ]</text:p>
          </table:table-cell>
          <table:table-cell office:value-type="float" office:value="0.155369045058398" calcext:value-type="float">
            <text:p>0.155369045058398</text:p>
          </table:table-cell>
          <table:table-cell office:value-type="float" office:value="2.68268763898801" calcext:value-type="float">
            <text:p>2.68268763898801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4114" calcext:value-type="float">
            <text:p>114114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34809132 3.52213699 0.         0.         0.         0.</text:p>
            <text:p> 0.        ]</text:p>
          </table:table-cell>
          <table:table-cell office:value-type="float" office:value="0.0440022234716334" calcext:value-type="float">
            <text:p>0.044002223471634</text:p>
          </table:table-cell>
          <table:table-cell office:value-type="float" office:value="2.62454510777551" calcext:value-type="float">
            <text:p>2.6245451077755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17908" calcext:value-type="float">
            <text:p>117908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2.22044605e-16 2.22044605e-16 1.00136839e+00]</text:p>
          </table:table-cell>
          <table:table-cell office:value-type="float" office:value="0.0679340450200227" calcext:value-type="float">
            <text:p>0.067934045020023</text:p>
          </table:table-cell>
          <table:table-cell office:value-type="float" office:value="0.103889348355121" calcext:value-type="float">
            <text:p>0.103889348355121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59290" calcext:value-type="float">
            <text:p>59290</text:p>
          </table:table-cell>
          <table:table-cell office:value-type="float" office:value="117600" calcext:value-type="float">
            <text:p>117600</text:p>
          </table:table-cell>
          <table:table-cell table:formula="of:=SUM([.F34:.F36])" office:value-type="float" office:value="0.203790605024672" calcext:value-type="float">
            <text:p>0.2038</text:p>
          </table:table-cell>
          <table:table-cell table:formula="of:=SUM([.G34:.G36])" office:value-type="float" office:value="0.313609053290605" calcext:value-type="float">
            <text:p>0.3136</text:p>
          </table:table-cell>
          <table:table-cell table:formula="of:=SUM([.H34:.H36])" office:value-type="float" office:value="204" calcext:value-type="float">
            <text:p>204</text:p>
          </table:table-cell>
          <table:table-cell table:formula="of:=SUM([.I34:.I36])"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2.22044605e-16 2.22044605e-16 1.00136839e+00]</text:p>
          </table:table-cell>
          <table:table-cell office:value-type="float" office:value="0.067922148842951" calcext:value-type="float">
            <text:p>0.067922148842951</text:p>
          </table:table-cell>
          <table:table-cell office:value-type="float" office:value="0.105246192268555" calcext:value-type="float">
            <text:p>0.10524619226855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23214" calcext:value-type="float">
            <text:p>123214</text:p>
          </table:table-cell>
          <table:table-cell office:value-type="float" office:value="117600" calcext:value-type="float">
            <text:p>117600</text:p>
          </table:table-cell>
          <table:table-cell table:formula="of:=STDEV([.F34:.F36])" office:value-type="float" office:value="0.000006976359481636" calcext:value-type="float">
            <text:p>0.0000</text:p>
          </table:table-cell>
          <table:table-cell table:formula="of:=STDEV([.G34:.G36])" office:value-type="float" office:value="0.000680601096504704" calcext:value-type="float">
            <text:p>0.0007</text:p>
          </table:table-cell>
          <table:table-cell table:formula="of:=STDEV([.H34:.H36])" office:value-type="float" office:value="32.9241552663087" calcext:value-type="float">
            <text:p>33</text:p>
          </table:table-cell>
          <table:table-cell table:formula="of:=STDEV([.I34:.I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2.22044605e-16 2.22044605e-16 1.00136796e+00]</text:p>
          </table:table-cell>
          <table:table-cell office:value-type="float" office:value="0.067934411161698" calcext:value-type="float">
            <text:p>0.067934411161698</text:p>
          </table:table-cell>
          <table:table-cell office:value-type="float" office:value="0.104473512666929" calcext:value-type="float">
            <text:p>0.10447351266692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26000" calcext:value-type="float">
            <text:p>126000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72230211e-033 1.80248121e-089 2.47646692e-067 9.33069522e-034</text:p>
            <text:p> 1.76891663e-072 1.29277698e-207 1.00612486e+000]</text:p>
          </table:table-cell>
          <table:table-cell office:value-type="float" office:value="0.0250527636719564" calcext:value-type="float">
            <text:p>0.025052763671956</text:p>
          </table:table-cell>
          <table:table-cell office:value-type="float" office:value="2.59065940483487" calcext:value-type="float">
            <text:p>2.59065940483487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119574" calcext:value-type="float">
            <text:p>119574</text:p>
          </table:table-cell>
          <table:table-cell office:value-type="float" office:value="117600" calcext:value-type="float">
            <text:p>117600</text:p>
          </table:table-cell>
          <table:table-cell table:formula="of:=SUM([.F37:.F40])" office:value-type="float" office:value="0.867045752622767" calcext:value-type="float">
            <text:p>0.8670</text:p>
          </table:table-cell>
          <table:table-cell table:formula="of:=SUM([.G37:.G40])" office:value-type="float" office:value="8.7893027211394" calcext:value-type="float">
            <text:p>8.7893</text:p>
          </table:table-cell>
          <table:table-cell table:formula="of:=SUM([.H37:.H40])" office:value-type="float" office:value="347" calcext:value-type="float">
            <text:p>347</text:p>
          </table:table-cell>
          <table:table-cell table:formula="of:=SUM([.I37:.I40])"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4.59365068e-001 2.88232999e-250 4.59365068e-001 4.59365068e-001</text:p>
            <text:p> 1.76891663e-072 4.59365068e-001 4.59365068e-001]</text:p>
          </table:table-cell>
          <table:table-cell office:value-type="float" office:value="0.388746823540055" calcext:value-type="float">
            <text:p>0.388746823540055</text:p>
          </table:table-cell>
          <table:table-cell office:value-type="float" office:value="0.839948830977315" calcext:value-type="float">
            <text:p>0.839948830977315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114422" calcext:value-type="float">
            <text:p>114422</text:p>
          </table:table-cell>
          <table:table-cell office:value-type="float" office:value="117600" calcext:value-type="float">
            <text:p>117600</text:p>
          </table:table-cell>
          <table:table-cell table:formula="of:=STDEV([.F37:.F40])" office:value-type="float" office:value="0.221989235550764" calcext:value-type="float">
            <text:p>0.2220</text:p>
          </table:table-cell>
          <table:table-cell table:formula="of:=STDEV([.G37:.G40])" office:value-type="float" office:value="0.908772793067301" calcext:value-type="float">
            <text:p>0.9088</text:p>
          </table:table-cell>
          <table:table-cell table:formula="of:=STDEV([.H37:.H40])" office:value-type="float" office:value="1.5" calcext:value-type="float">
            <text:p>2</text:p>
          </table:table-cell>
          <table:table-cell table:formula="of:=STDEV([.I37:.I40])" office:value-type="float" office:value="21.3229141222926" calcext:value-type="float">
            <text:p>21</text:p>
          </table:table-cell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40314526e-037 2.88232999e-250 3.92947727e-142 9.33069522e-034</text:p>
            <text:p> 1.64694889e-099 1.00023186e+000 4.95444119e-277]</text:p>
          </table:table-cell>
          <table:table-cell office:value-type="float" office:value="0.0249897900964068" calcext:value-type="float">
            <text:p>0.024989790096407</text:p>
          </table:table-cell>
          <table:table-cell office:value-type="float" office:value="2.59065940483487" calcext:value-type="float">
            <text:p>2.59065940483487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5598" calcext:value-type="float">
            <text:p>115598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40314526e-37 3.83962060e-01 7.67924121e-01 9.33069522e-34</text:p>
            <text:p> 1.64694889e-99 3.83962060e-01 3.83962060e-01]</text:p>
          </table:table-cell>
          <table:table-cell office:value-type="float" office:value="0.428256375314348" calcext:value-type="float">
            <text:p>0.428256375314348</text:p>
          </table:table-cell>
          <table:table-cell office:value-type="float" office:value="2.76803508049235" calcext:value-type="float">
            <text:p>2.76803508049235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16872" calcext:value-type="float">
            <text:p>116872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20373010e-01 2.22044605e-16 3.20373010e-01 3.20373010e-01</text:p>
            <text:p> 2.22044605e-16 3.20373010e-01 3.20373010e-01]</text:p>
          </table:table-cell>
          <table:table-cell office:value-type="float" office:value="0.398876185531165" calcext:value-type="float">
            <text:p>0.398876185531165</text:p>
          </table:table-cell>
          <table:table-cell office:value-type="float" office:value="0.557017175100833" calcext:value-type="float">
            <text:p>0.557017175100833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22542" calcext:value-type="float">
            <text:p>122542</text:p>
          </table:table-cell>
          <table:table-cell office:value-type="float" office:value="117600" calcext:value-type="float">
            <text:p>117600</text:p>
          </table:table-cell>
          <table:table-cell table:formula="of:=SUM([.F41:.F43])" office:value-type="float" office:value="1.38733890940262" calcext:value-type="float">
            <text:p>1.3873</text:p>
          </table:table-cell>
          <table:table-cell table:formula="of:=SUM([.G41:.G43])" office:value-type="float" office:value="1.6715592882394" calcext:value-type="float">
            <text:p>1.6716</text:p>
          </table:table-cell>
          <table:table-cell table:formula="of:=SUM([.H41:.H43])" office:value-type="float" office:value="262" calcext:value-type="float">
            <text:p>262</text:p>
          </table:table-cell>
          <table:table-cell table:formula="of:=SUM([.I41:.I43])"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DTLZ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34697582e-01 2.22044605e-16 3.34697582e-01 3.34697582e-01</text:p>
            <text:p> 2.22044605e-16 3.34697582e-01 3.34697582e-01]</text:p>
          </table:table-cell>
          <table:table-cell office:value-type="float" office:value="0.493645367451762" calcext:value-type="float">
            <text:p>0.493645367451762</text:p>
          </table:table-cell>
          <table:table-cell office:value-type="float" office:value="0.557267594547066" calcext:value-type="float">
            <text:p>0.557267594547066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7600" calcext:value-type="float">
            <text:p>117600</text:p>
          </table:table-cell>
          <table:table-cell table:formula="of:=STDEV([.F41:.F43])" office:value-type="float" office:value="0.0550564553761292" calcext:value-type="float">
            <text:p>0.0551</text:p>
          </table:table-cell>
          <table:table-cell table:formula="of:=STDEV([.G41:.G43])" office:value-type="float" office:value="0.000146619413012155" calcext:value-type="float">
            <text:p>0.0001</text:p>
          </table:table-cell>
          <table:table-cell table:formula="of:=STDEV([.H41:.H43])" office:value-type="float" office:value="2.08166599946613" calcext:value-type="float">
            <text:p>2</text:p>
          </table:table-cell>
          <table:table-cell table:formula="of:=STDEV([.I41:.I43])" office:value-type="float" office:value="10.2143689640297" calcext:value-type="float">
            <text:p>10</text:p>
          </table:table-cell>
        </table:table-row>
        <table:table-row table:style-name="ro2">
          <table:table-cell office:value-type="string" calcext:value-type="string">
            <text:p>DTLZ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34679073e-01 2.22044605e-16 3.34679073e-01 3.34679073e-01</text:p>
            <text:p> 2.22044605e-16 3.34679073e-01 3.34679073e-01]</text:p>
          </table:table-cell>
          <table:table-cell office:value-type="float" office:value="0.494817356419694" calcext:value-type="float">
            <text:p>0.494817356419694</text:p>
          </table:table-cell>
          <table:table-cell office:value-type="float" office:value="0.557274518591501" calcext:value-type="float">
            <text:p>0.557274518591501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28800" calcext:value-type="float">
            <text:p>128800</text:p>
          </table:table-cell>
          <table:table-cell office:value-type="float" office:value="117600" calcext:value-type="float">
            <text:p>1176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12106207e-17 6.98203666e-18 3.71164249e-17 1.04768021e-17</text:p>
            <text:p> 7.89445679e-18 1.29968538e-18 5.45382669e-18 2.46176009e-17</text:p>
            <text:p> 1.00539577e+00]</text:p>
          </table:table-cell>
          <table:table-cell office:value-type="float" office:value="0.0272352085737383" calcext:value-type="float">
            <text:p>0.027235208573738</text:p>
          </table:table-cell>
          <table:table-cell office:value-type="float" office:value="0.028684032243498" calcext:value-type="float">
            <text:p>0.028684032243498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268056" calcext:value-type="float">
            <text:p>268056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07286649e-66 0.00000000e+00 0.00000000e+00 0.00000000e+00</text:p>
            <text:p> 0.00000000e+00 0.00000000e+00 1.00276300e+00 0.00000000e+00</text:p>
            <text:p> 0.00000000e+00]</text:p>
          </table:table-cell>
          <table:table-cell office:value-type="float" office:value="0.0275022151450896" calcext:value-type="float">
            <text:p>0.02750221514509</text:p>
          </table:table-cell>
          <table:table-cell office:value-type="float" office:value="0.0285611174515174" calcext:value-type="float">
            <text:p>0.028561117451518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251352" calcext:value-type="float">
            <text:p>251352</text:p>
          </table:table-cell>
          <table:table-cell office:value-type="float" office:value="297000" calcext:value-type="float">
            <text:p>297000</text:p>
          </table:table-cell>
          <table:table-cell table:formula="of:=SUM([.F44:.F47])" office:value-type="float" office:value="0.316136901977583" calcext:value-type="float">
            <text:p>0.3161</text:p>
          </table:table-cell>
          <table:table-cell table:formula="of:=SUM([.G44:.G47])" office:value-type="float" office:value="0.358390529569685" calcext:value-type="float">
            <text:p>0.3584</text:p>
          </table:table-cell>
          <table:table-cell table:formula="of:=SUM([.H44:.H47])" office:value-type="float" office:value="643" calcext:value-type="float">
            <text:p>643</text:p>
          </table:table-cell>
          <table:table-cell table:formula="of:=SUM([.I44:.I47])" office:value-type="float" office:value="663" calcext:value-type="float">
            <text:p>663</text:p>
          </table:table-cell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07286649e-66 0.00000000e+00 0.00000000e+00 0.00000000e+00</text:p>
            <text:p> 9.95573976e-01 2.48893494e-01 0.00000000e+00 0.00000000e+00</text:p>
            <text:p> 0.00000000e+00]</text:p>
          </table:table-cell>
          <table:table-cell office:value-type="float" office:value="0.149565419579917" calcext:value-type="float">
            <text:p>0.149565419579917</text:p>
          </table:table-cell>
          <table:table-cell office:value-type="float" office:value="0.158803970293363" calcext:value-type="float">
            <text:p>0.158803970293363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207684" calcext:value-type="float">
            <text:p>207684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07286649e-66 0.00000000e+00 0.00000000e+00 9.12219688e-01</text:p>
            <text:p> 0.00000000e+00 3.04073229e-01 0.00000000e+00 3.04073229e-01</text:p>
            <text:p> 0.00000000e+00]</text:p>
          </table:table-cell>
          <table:table-cell office:value-type="float" office:value="0.111834058678838" calcext:value-type="float">
            <text:p>0.111834058678838</text:p>
          </table:table-cell>
          <table:table-cell office:value-type="float" office:value="0.142341409581307" calcext:value-type="float">
            <text:p>0.142341409581307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208602" calcext:value-type="float">
            <text:p>208602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9.35058333e-01 2.07243960e-01 2.22044605e-16 2.22044605e-16</text:p>
            <text:p> 2.22044605e-16]</text:p>
          </table:table-cell>
          <table:table-cell office:value-type="float" office:value="0.120315711772227" calcext:value-type="float">
            <text:p>0.120315711772227</text:p>
          </table:table-cell>
          <table:table-cell office:value-type="float" office:value="0.125729573247438" calcext:value-type="float">
            <text:p>0.125729573247438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261000" calcext:value-type="float">
            <text:p>26100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9.58885903e-01 2.31139397e-01 2.22044605e-16 2.22044605e-16</text:p>
            <text:p> 2.22044605e-16]</text:p>
          </table:table-cell>
          <table:table-cell office:value-type="float" office:value="0.139307966467483" calcext:value-type="float">
            <text:p>0.139307966467483</text:p>
          </table:table-cell>
          <table:table-cell office:value-type="float" office:value="0.133031461717146" calcext:value-type="float">
            <text:p>0.133031461717146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313200" calcext:value-type="float">
            <text:p>313200</text:p>
          </table:table-cell>
          <table:table-cell office:value-type="float" office:value="297000" calcext:value-type="float">
            <text:p>297000</text:p>
          </table:table-cell>
          <table:table-cell table:formula="of:=SUM([.F48:.F50])" office:value-type="float" office:value="0.398814626934587" calcext:value-type="float">
            <text:p>0.3988</text:p>
          </table:table-cell>
          <table:table-cell table:formula="of:=SUM([.G48:.G50])" office:value-type="float" office:value="0.391844678318274" calcext:value-type="float">
            <text:p>0.3918</text:p>
          </table:table-cell>
          <table:table-cell table:formula="of:=SUM([.H48:.H50])" office:value-type="float" office:value="505" calcext:value-type="float">
            <text:p>505</text:p>
          </table:table-cell>
          <table:table-cell table:formula="of:=SUM([.I48:.I50])" office:value-type="float" office:value="497" calcext:value-type="float">
            <text:p>497</text:p>
          </table:table-cell>
        </table:table-row>
        <table:table-row table:style-name="ro3">
          <table:table-cell office:value-type="string" calcext:value-type="string">
            <text:p>DTLZ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2044605e-16 2.22044605e-16 2.22044605e-16 2.22044605e-16</text:p>
            <text:p> 9.58989855e-01 2.31277422e-01 2.22044605e-16 2.22044605e-16</text:p>
            <text:p> 2.22044605e-16]</text:p>
          </table:table-cell>
          <table:table-cell office:value-type="float" office:value="0.139190948694878" calcext:value-type="float">
            <text:p>0.139190948694878</text:p>
          </table:table-cell>
          <table:table-cell office:value-type="float" office:value="0.13308364335369" calcext:value-type="float">
            <text:p>0.13308364335369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313200" calcext:value-type="float">
            <text:p>31320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14773694e-34 3.66144413e-32 2.69255884e-31 0.00000000e+00</text:p>
            <text:p> 0.00000000e+00 2.75285716e-16 5.80131674e-17 1.02355755e-16</text:p>
            <text:p> 7.34339548e+01]</text:p>
          </table:table-cell>
          <table:table-cell office:value-type="float" office:value="0.0434122286667088" calcext:value-type="float">
            <text:p>0.043412228666709</text:p>
          </table:table-cell>
          <table:table-cell office:value-type="float" office:value="0.0298285682235976" calcext:value-type="float">
            <text:p>0.029828568223598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162720" calcext:value-type="float">
            <text:p>162720</text:p>
          </table:table-cell>
          <table:table-cell office:value-type="float" office:value="297000" calcext:value-type="float">
            <text:p>297000</text:p>
          </table:table-cell>
          <table:table-cell table:formula="of:=SUM([.F51:.F54])" office:value-type="float" office:value="0.175914256293993" calcext:value-type="float">
            <text:p>0.1759</text:p>
          </table:table-cell>
          <table:table-cell table:formula="of:=SUM([.G51:.G54])" office:value-type="float" office:value="3.00321423580696" calcext:value-type="float">
            <text:p>3.0032</text:p>
          </table:table-cell>
          <table:table-cell table:formula="of:=SUM([.H51:.H54])" office:value-type="float" office:value="364" calcext:value-type="float">
            <text:p>364</text:p>
          </table:table-cell>
          <table:table-cell table:formula="of:=SUM([.I51:.I54])" office:value-type="float" office:value="645" calcext:value-type="float">
            <text:p>645</text:p>
          </table:table-cell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1660378e-39 3.06596566e-37 0.00000000e+00 0.00000000e+00</text:p>
            <text:p> 0.00000000e+00 0.00000000e+00 3.97703729e+01 0.00000000e+00</text:p>
            <text:p> 0.00000000e+00]</text:p>
          </table:table-cell>
          <table:table-cell office:value-type="float" office:value="0.0467678152670576" calcext:value-type="float">
            <text:p>0.046767815267058</text:p>
          </table:table-cell>
          <table:table-cell office:value-type="float" office:value="0.0282578499774171" calcext:value-type="float">
            <text:p>0.028257849977417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80972" calcext:value-type="float">
            <text:p>180972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21660378e-39 0.00000000e+00 0.00000000e+00 0.00000000e+00</text:p>
            <text:p> 0.00000000e+00 1.65088479e+01 0.00000000e+00 0.00000000e+00</text:p>
            <text:p> 0.00000000e+00]</text:p>
          </table:table-cell>
          <table:table-cell office:value-type="float" office:value="0.0446243381312655" calcext:value-type="float">
            <text:p>0.044624338131266</text:p>
          </table:table-cell>
          <table:table-cell office:value-type="float" office:value="0.0291802451103635" calcext:value-type="float">
            <text:p>0.029180245110364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  <table:table-cell office:value-type="float" office:value="185670" calcext:value-type="float">
            <text:p>18567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09912677e-49 0.00000000e+00 0.00000000e+00 0.00000000e+00</text:p>
            <text:p> 5.14279522e+00 0.00000000e+00 0.00000000e+00 0.00000000e+00</text:p>
            <text:p> 0.00000000e+00]</text:p>
          </table:table-cell>
          <table:table-cell office:value-type="float" office:value="0.0411098742289609" calcext:value-type="float">
            <text:p>0.041109874228961</text:p>
          </table:table-cell>
          <table:table-cell office:value-type="float" office:value="2.91594757249558" calcext:value-type="float">
            <text:p>2.91594757249558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98180" calcext:value-type="float">
            <text:p>19818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01893600e-01 2.22044605e-16 1.01893600e-01 2.22044605e-16</text:p>
            <text:p> 1.01893600e-01 1.01893600e-01 1.01893600e-01 2.22044605e-16</text:p>
            <text:p> 2.22044605e-16]</text:p>
          </table:table-cell>
          <table:table-cell office:value-type="float" office:value="1.58168292993517" calcext:value-type="float">
            <text:p>1.58168292993517</text:p>
          </table:table-cell>
          <table:table-cell office:value-type="float" office:value="0.392287430950679" calcext:value-type="float">
            <text:p>0.392287430950679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9242" calcext:value-type="float">
            <text:p>19242</text:p>
          </table:table-cell>
          <table:table-cell office:value-type="float" office:value="297000" calcext:value-type="float">
            <text:p>297000</text:p>
          </table:table-cell>
          <table:table-cell table:formula="of:=SUM([.F55:.F57])" office:value-type="float" office:value="5.15838927592476" calcext:value-type="float">
            <text:p>5.1584</text:p>
          </table:table-cell>
          <table:table-cell table:formula="of:=SUM([.G55:.G57])" office:value-type="float" office:value="1.28212252324314" calcext:value-type="float">
            <text:p>1.2821</text:p>
          </table:table-cell>
          <table:table-cell table:formula="of:=SUM([.H55:.H57])" office:value-type="float" office:value="24" calcext:value-type="float">
            <text:p>24</text:p>
          </table:table-cell>
          <table:table-cell table:formula="of:=SUM([.I55:.I57])" office:value-type="float" office:value="498" calcext:value-type="float">
            <text:p>498</text:p>
          </table:table-cell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85485585e-01 2.22044605e-16 3.85485585e-01 2.22044605e-16</text:p>
            <text:p> 3.85485585e-01 3.85485585e-01 3.85485585e-01 2.22044605e-16</text:p>
            <text:p> 2.22044605e-16]</text:p>
          </table:table-cell>
          <table:table-cell office:value-type="float" office:value="1.78163218707572" calcext:value-type="float">
            <text:p>1.78163218707572</text:p>
          </table:table-cell>
          <table:table-cell office:value-type="float" office:value="0.481127657303794" calcext:value-type="float">
            <text:p>0.481127657303794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8000" calcext:value-type="float">
            <text:p>1800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3.85485585e-01 2.22044605e-16 3.85485585e-01 2.22044605e-16</text:p>
            <text:p> 3.85485585e-01 3.85485585e-01 3.85485585e-01 2.22044605e-16</text:p>
            <text:p> 2.22044605e-16]</text:p>
          </table:table-cell>
          <table:table-cell office:value-type="float" office:value="1.79507415891387" calcext:value-type="float">
            <text:p>1.79507415891387</text:p>
          </table:table-cell>
          <table:table-cell office:value-type="float" office:value="0.408707434988672" calcext:value-type="float">
            <text:p>0.408707434988672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8000" calcext:value-type="float">
            <text:p>1800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49067938e-049 1.87009944e-059 1.40914614e-061 1.05482556e-045</text:p>
            <text:p> 2.01829642e-261 1.86616725e-038 1.16909174e-107 4.67288429e-067</text:p>
            <text:p> 1.00811122e+000]</text:p>
          </table:table-cell>
          <table:table-cell office:value-type="float" office:value="0.0272340845575254" calcext:value-type="float">
            <text:p>0.027234084557525</text:p>
          </table:table-cell>
          <table:table-cell office:value-type="float" office:value="2.94860200915829" calcext:value-type="float">
            <text:p>2.94860200915829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298890" calcext:value-type="float">
            <text:p>298890</text:p>
          </table:table-cell>
          <table:table-cell office:value-type="float" office:value="297000" calcext:value-type="float">
            <text:p>297000</text:p>
          </table:table-cell>
          <table:table-cell table:formula="of:=SUM([.F58:.F61])" office:value-type="float" office:value="0.109328348386945" calcext:value-type="float">
            <text:p>0.1093</text:p>
          </table:table-cell>
          <table:table-cell table:formula="of:=SUM([.G58:.G61])" office:value-type="float" office:value="11.7944080366332" calcext:value-type="float">
            <text:p>11.7944</text:p>
          </table:table-cell>
          <table:table-cell table:formula="of:=SUM([.H58:.H61])" office:value-type="float" office:value="669" calcext:value-type="float">
            <text:p>669</text:p>
          </table:table-cell>
          <table:table-cell table:formula="of:=SUM([.I58:.I61])" office:value-type="float" office:value="547" calcext:value-type="float">
            <text:p>547</text:p>
          </table:table-cell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48303950e-050 1.87009944e-059 1.40914614e-061 2.21916709e-051</text:p>
            <text:p> 2.01829642e-261 4.59162780e-048 1.16909174e-107 1.00053811e+000</text:p>
            <text:p> 1.48068802e-087]</text:p>
          </table:table-cell>
          <table:table-cell office:value-type="float" office:value="0.0271745338232491" calcext:value-type="float">
            <text:p>0.027174533823249</text:p>
          </table:table-cell>
          <table:table-cell office:value-type="float" office:value="2.94860200915829" calcext:value-type="float">
            <text:p>2.94860200915829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297612" calcext:value-type="float">
            <text:p>297612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2.48303950e-050 4.20609864e-066 1.40914614e-061 3.87982463e-055</text:p>
            <text:p> 2.01829642e-261 4.59162780e-048 1.00020991e+000 4.67288429e-067</text:p>
            <text:p> 1.48068802e-087]</text:p>
          </table:table-cell>
          <table:table-cell office:value-type="float" office:value="0.0273755820861429" calcext:value-type="float">
            <text:p>0.027375582086143</text:p>
          </table:table-cell>
          <table:table-cell office:value-type="float" office:value="2.94860200915829" calcext:value-type="float">
            <text:p>2.94860200915829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office:value-type="float" office:value="279306" calcext:value-type="float">
            <text:p>279306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7.44112925e-067 4.23205292e-077 1.40914614e-061 6.93905803e-070</text:p>
            <text:p> 1.00009881e+000 4.91761338e-055 2.69071585e-185 4.67288429e-067</text:p>
            <text:p> 1.48068802e-087]</text:p>
          </table:table-cell>
          <table:table-cell office:value-type="float" office:value="0.0275441479200273" calcext:value-type="float">
            <text:p>0.027544147920027</text:p>
          </table:table-cell>
          <table:table-cell office:value-type="float" office:value="2.94860200915829" calcext:value-type="float">
            <text:p>2.94860200915829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85642" calcext:value-type="float">
            <text:p>285642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.00000000e+00 2.22044605e-16 2.22044605e-16 2.22044605e-16</text:p>
            <text:p> 2.22044605e-16 2.22044605e-16 2.22044605e-16 2.22044605e-16</text:p>
            <text:p> 2.22044605e-16]</text:p>
          </table:table-cell>
          <table:table-cell office:value-type="float" office:value="0.0753975457796646" calcext:value-type="float">
            <text:p>0.075397545779665</text:p>
          </table:table-cell>
          <table:table-cell office:value-type="float" office:value="0.0934171656480355" calcext:value-type="float">
            <text:p>0.093417165648036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77452" calcext:value-type="float">
            <text:p>277452</text:p>
          </table:table-cell>
          <table:table-cell office:value-type="float" office:value="297000" calcext:value-type="float">
            <text:p>297000</text:p>
          </table:table-cell>
          <table:table-cell table:formula="of:=SUM([.F62:.F64])" office:value-type="float" office:value="0.226184166160335" calcext:value-type="float">
            <text:p>0.2262</text:p>
          </table:table-cell>
          <table:table-cell table:formula="of:=SUM([.G62:.G64])" office:value-type="float" office:value="0.267362080113929" calcext:value-type="float">
            <text:p>0.2674</text:p>
          </table:table-cell>
          <table:table-cell table:formula="of:=SUM([.H62:.H64])" office:value-type="float" office:value="477" calcext:value-type="float">
            <text:p>477</text:p>
          </table:table-cell>
          <table:table-cell table:formula="of:=SUM([.I62:.I64])" office:value-type="float" office:value="441" calcext:value-type="float">
            <text:p>441</text:p>
          </table:table-cell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9.99999998e-01 2.22044605e-16 2.22044605e-16 2.22044605e-16</text:p>
            <text:p> 2.22044605e-16 2.22044605e-16 2.22044605e-16 2.22044605e-16</text:p>
            <text:p> 2.22044605e-16]</text:p>
          </table:table-cell>
          <table:table-cell office:value-type="float" office:value="0.0753914497707462" calcext:value-type="float">
            <text:p>0.075391449770746</text:p>
          </table:table-cell>
          <table:table-cell office:value-type="float" office:value="0.0934217608320445" calcext:value-type="float">
            <text:p>0.093421760832045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313200" calcext:value-type="float">
            <text:p>31320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TLZ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9.99999998e-01 2.22044605e-16 2.22044605e-16 2.22044605e-16</text:p>
            <text:p> 2.22044605e-16 2.22044605e-16 2.22044605e-16 2.22044605e-16</text:p>
            <text:p> 2.22044605e-16]</text:p>
          </table:table-cell>
          <table:table-cell office:value-type="float" office:value="0.0753951706099245" calcext:value-type="float">
            <text:p>0.075395170609925</text:p>
          </table:table-cell>
          <table:table-cell office:value-type="float" office:value="0.0805231536338491" calcext:value-type="float">
            <text:p>0.080523153633849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313200" calcext:value-type="float">
            <text:p>313200</text:p>
          </table:table-cell>
          <table:table-cell office:value-type="float" office:value="297000" calcext:value-type="float">
            <text:p>297000</text:p>
          </table:table-cell>
          <table:table-cell table:number-columns-repeated="4"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1T23:05:56.714096035</dc:date>
    <meta:editing-duration>PT20M23S</meta:editing-duration>
    <meta:editing-cycles>1</meta:editing-cycles>
    <meta:document-statistic meta:table-count="1" meta:cell-count="824" meta:object-count="0"/>
    <meta:generator>LibreOffice/6.4.7.2$Linux_X86_64 LibreOffice_project/40$Build-2</meta:generator>
  </office:meta>
</office:document-meta>
</file>